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er">
      <style:text-properties officeooo:rsid="00253d26" officeooo:paragraph-rsid="00253d26"/>
    </style:style>
    <style:style style:name="P2" style:family="paragraph" style:parent-style-name="Standard">
      <style:text-properties fo:font-size="11pt" officeooo:rsid="001d4ae9" officeooo:paragraph-rsid="001d4ae9" style:font-size-asian="11pt" style:font-size-complex="11pt"/>
    </style:style>
    <style:style style:name="P3" style:family="paragraph" style:parent-style-name="Standard">
      <style:text-properties fo:font-size="11pt" officeooo:rsid="00237df5" officeooo:paragraph-rsid="001d4ae9" style:font-size-asian="11pt" style:font-size-complex="11pt"/>
    </style:style>
    <style:style style:name="P4" style:family="paragraph" style:parent-style-name="Standard">
      <style:text-properties fo:font-size="11pt" officeooo:rsid="00237df5" officeooo:paragraph-rsid="00237df5" style:font-size-asian="11pt" style:font-size-complex="11pt"/>
    </style:style>
    <style:style style:name="P5" style:family="paragraph" style:parent-style-name="Standard">
      <style:text-properties fo:font-size="11pt" officeooo:rsid="00237df5" officeooo:paragraph-rsid="0026bb00" style:font-size-asian="11pt" style:font-size-complex="11pt"/>
    </style:style>
    <style:style style:name="P6" style:family="paragraph" style:parent-style-name="Standard">
      <style:text-properties fo:font-size="11pt" officeooo:rsid="0026bb00" officeooo:paragraph-rsid="0026bb00" style:font-size-asian="11pt" style:font-size-complex="11pt"/>
    </style:style>
    <style:style style:name="P7" style:family="paragraph" style:parent-style-name="Standard">
      <style:text-properties fo:font-size="11pt" officeooo:rsid="0028b0c8" officeooo:paragraph-rsid="0028b0c8" style:font-size-asian="11pt" style:font-size-complex="11pt"/>
    </style:style>
    <style:style style:name="P8" style:family="paragraph" style:parent-style-name="Standard">
      <style:text-properties fo:font-size="11pt" fo:font-weight="bold" officeooo:rsid="001d4ae9" officeooo:paragraph-rsid="001d4ae9" style:font-size-asian="11pt" style:font-weight-asian="bold" style:font-size-complex="11pt" style:font-weight-complex="bold"/>
    </style:style>
    <style:style style:name="P9" style:family="paragraph" style:parent-style-name="Standard">
      <style:text-properties fo:font-size="11pt" fo:font-weight="normal" officeooo:rsid="001d4ae9" officeooo:paragraph-rsid="001d4ae9" style:font-size-asian="11pt" style:font-weight-asian="normal" style:font-size-complex="11pt" style:font-weight-complex="normal"/>
    </style:style>
    <style:style style:name="P10" style:family="paragraph" style:parent-style-name="Standard">
      <style:text-properties fo:font-size="11pt" fo:font-weight="normal" officeooo:rsid="0026bb00" officeooo:paragraph-rsid="0026bb00" style:font-size-asian="11pt" style:font-weight-asian="normal" style:font-size-complex="11pt" style:font-weight-complex="normal"/>
    </style:style>
    <style:style style:name="P11" style:family="paragraph" style:parent-style-name="Standard">
      <style:text-properties fo:font-size="11pt" officeooo:rsid="00237df5" officeooo:paragraph-rsid="0026bb00" style:font-size-asian="11pt" style:font-size-complex="11pt"/>
    </style:style>
    <style:style style:name="P12" style:family="paragraph" style:parent-style-name="Standard">
      <style:text-properties style:text-position="0% 100%" fo:font-size="11pt" officeooo:rsid="0026bb00" officeooo:paragraph-rsid="0026bb00" style:font-size-asian="11pt" style:font-size-complex="11pt"/>
    </style:style>
    <style:style style:name="T1" style:family="text">
      <style:text-properties officeooo:rsid="00237df5"/>
    </style:style>
    <style:style style:name="T2" style:family="text">
      <style:text-properties officeooo:rsid="00253d26"/>
    </style:style>
    <style:style style:name="T3" style:family="text">
      <style:text-properties officeooo:rsid="0026bb00"/>
    </style:style>
    <style:style style:name="T4" style:family="text">
      <style:text-properties style:text-position="sub 58%"/>
    </style:style>
    <style:style style:name="T5" style:family="text">
      <style:text-properties style:text-position="sub 58%" officeooo:rsid="0026bb00"/>
    </style:style>
    <style:style style:name="T6" style:family="text">
      <style:text-properties style:text-position="0% 100%"/>
    </style:style>
    <style:style style:name="T7" style:family="text">
      <style:text-properties style:text-position="0% 100%" officeooo:rsid="0026bb00"/>
    </style:style>
    <style:style style:name="T8" style:family="text">
      <style:text-properties officeooo:rsid="0028c691"/>
    </style:style>
    <style:style style:name="T9" style:family="text">
      <style:text-properties officeooo:rsid="0029fe80"/>
    </style:style>
    <style:style style:name="T10" style:family="text">
      <style:text-properties officeooo:rsid="002a3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e, <text:span text:style-name="T2">vurdering og diskussion</text:span> af kronikken “Fed humor”</text:p>
      <text:p text:style-name="P3"/>
      <text:p text:style-name="P4">Anorektik<text:span text:style-name="T3">si</text:span> og undervægtige med spiseforstyrrelse er et meget seriøst emne, og er ofte oppe i medierne, med debat om, hvordan man bedst hjælper de stakkels mennesker og indretter samfundet, for at reducere problemet, men kan man sige det samme om overvægtige?</text:p>
      <text:p text:style-name="P4"/>
      <text:p text:style-name="P4">I Kristine Høegs kronik “Fed humor”, udgivet i Information d. 16. juli 2015, forklarer og diskuterer hun om normaliseringen af det, at lave sjov med overvægtige. Hun beskriver, hvordan overvægtighed bliver udstillet i medier og TV-programmer, som dovne, dumme og arbejdsløse. Dette i kontrast til undervægtige, som bliver taget dybt seriøst med dokumentare og eksperter.</text:p>
      <text:p text:style-name="P8"/>
      <text:p text:style-name="P5">Kristine Høeg <text:span text:style-name="T3">begynder kronikken med et tankeeksperiment. Her stiller hun et hypotetisk eksempel om et TV-show, der udstiller undervægtige mennesker. Hun slutter tankee</text:span><text:span text:style-name="T10">ks</text:span><text:span text:style-name="T3">perimentet af en en række retoriske spørgsmål: “Lyder det helt og aldeles vanvittigt? Smagløst? Uansvarligt? Umenneskeligt?”</text:span><text:span text:style-name="T5">(s. 1, l. 21)</text:span><text:span text:style-name="T7">. Spørgsmålene er virkemiddel der skaber enighed for læseren, i forhold til tankeeksperimentets pointe, som i tankeeksperimentets tilfælde var umoraliteten i, at udstille undervægtige personer komisk på grund af deres undervægt.</text:span></text:p>
      <text:p text:style-name="P5"/>
      <text:p text:style-name="P12">Kristine Høeg vender derefter argumentet til at omhandle overvægte personer, men beholder pointen: “Men ikke desto mindre er det, hvad mennesker med spiseforstyrrelserer blevet udsat for (...). Der er bare den forskel, at</text:p>
      <text:p text:style-name="P12">disse menneskers spiseforstyrrelse ikke manifesterer sig som undervægt, men som overvægt.”. Det at kronikeren starter med, at fastsætte en consensus via. tankeeksperimentet og retoriske spørgsmål, fastsætter en hjemmel i forhold til påstanden.</text:p>
      <text:p text:style-name="P6"/>
      <text:p text:style-name="P6"><text:span text:style-name="T6">Kronikeren gør brug af negative diskurskæder, når hun beskriver TV-showet i tankeeksperimentet. “Undervejs bliver de – under militaristiske tilråb – tvunget til at nedsvælge flødekager, tandsmør og toliterscolaer”</text:span><text:span text:style-name="T4">(s. 1, l. 7)</text:span><text:span text:style-name="T6">. Dette underbygger nodalpunktet, som i dette tilfælde er det umoralske i TV-showet. Senere i kronikken beskriver kronikeren overvægtige mennesker med positive ækvivalenskæder: “På samme måde er det ikke alle overvægtige mennesker, der har en spiseforstyrrelse – nogle er bare tykke.”</text:span><text:span text:style-name="T4">(s. 2, l. 57)</text:span><text:span text:style-name="T6">. Her forsøger kronikeren på at virke mere objektiv, som giver troværdighed. Kronikeren forsøger også på at tegne overvægte personer i et mere positivt lys, end hvis hun havde beskrevet dem som fx. “fede mennesker”, da “overvægtig” er et mere positivt og medicinsk ord end“fed”.</text:span></text:p>
      <text:p text:style-name="P6"/>
      <text:p text:style-name="P6">Kronikeren gør brug af direkte tale til læseren. “Jeg vil gerne understrege, at jeg er helt med på, ”<text:span text:style-name="T4">(s. 2, l. 54)</text:span><text:span text:style-name="T6">,</text:span> “Griner du stadig?”<text:span text:style-name="T4">(s. 3, l. 178)</text:span><text:span text:style-name="T6">. Tiltaleformer, som “jeg” og “du”, gør denne kronik mere personlig, og gør det nemmere for læseren at relatere og forholde sig til teksten. Tiltaleformen gør det også nemmere, at forstå kronikerens holdning og perspektiv. Hun gør ikke brug af høj sproglig stil: “Du sidder og zapper rundt</text:span></text:p>
      <text:p text:style-name="P6"><text:span text:style-name="T6">på dit tv.”</text:span><text:span text:style-name="T4">(s. 1, l. 2)</text:span><text:span text:style-name="T6">. Men gør brug af slang, som “zapper”. Lavere sproglig stil gør teksten også mere relaterbar og lettere at forholde sig til.</text:span></text:p>
      <text:p text:style-name="P6"/>
      <text:p text:style-name="P5"><text:span text:style-name="T7">Kristine Høeg bruger meget pathos gennem kronikken. “Det er primetimeunderholdning at se dem (overvægtige) blive pisket gennem en af militærets forhindringsbaner, svede i fitnesscentret eller kaste lange blikke efter en bagerforretning.”</text:span><text:span text:style-name="T5">(s. 2, l. 34)</text:span><text:span text:style-name="T7">. Dette hjælper med at overbevise læseren om, at det er moralsk og etisk ukkorrekt, at lave sjov med overvægte personer. Men kronikeren gør </text:span><text:soft-page-break/><text:span text:style-name="T7">også brug af logos: “Uanset navnet på tv-udsendelsen, så er dødeligt overvægtige mennesker angiveligt sjove. (...) Dødeligt undervægtige mennesker på tv er derimod seriøse temaaftener og debatudsendelser.”</text:span><text:span text:style-name="T5">(s. 2, l. 32)</text:span><text:span text:style-name="T7">. Her opstiller Kristine Høeg et logisk argument, om hvordan man ikke laver sjov med undervægtige mennesker, men det er tilladt, at lave sjov og komik med tykke personer.</text:span></text:p>
      <text:p text:style-name="P8"/>
      <text:p text:style-name="P10">Krokerens brug af primært følelsesbaserede appelformer virker effektivt, i forhold til at overbevise normale mennesker. Kronikkens målgruppe formådes at være normale mennesker, da den er udgivet som en kronik i en avis.</text:p>
      <text:p text:style-name="P10"/>
      <text:p text:style-name="P10">Argumentationen i kronikken går primært ud på, at blotlægge forskelsbehandlingen mellem overvægtige og undervægtige, og lægge tryk på den skadelige måde vi håndtere overvægtighed i medierne. Ved at sammenligne overvægtive med undervægtige personer, gør kronikeren det mere åbenlyst, at det er et problem. </text:p>
      <text:p text:style-name="P2"/>
      <text:p text:style-name="P6">Samfundets preferences imod overvægtighed, er et skønhedsideal. I artiklen “Fra hippie til sexsymbol: Her er den ’perfekte’ mandekrop gennem tiden”, udgivet d. 12. maj 2019 på dr.dk, beskriver Rikke Bjerge hvordan at det mandlige <text:span text:style-name="T8">s</text:span>køn<text:span text:style-name="T8">hed</text:span>sideal, er blever mere relevant i nyere tid. Hun beskriver også hvordan idealet har ændret sig gennem tiden.</text:p>
      <text:p text:style-name="P6"/>
      <text:p text:style-name="P6">I artiklen bliver der beskrevet hvordan skønhedsidealer er subjektive og kan ændre sig gennem tiden. Fx har det, om man skal være veltrænet ændret sig dristisk sign 1800-tallet. Dengang var det et statussymbol og tegn på overskud, ikke at være veltrænet. Dette er i kontrast til det <text:span text:style-name="T1">Kristine Høeg </text:span>beskriver tykke mennesker beskrevet som i kronikken: “tykke mennesker er dovne – og dumme”<text:span text:style-name="T4">(s. 2, l. 103)</text:span><text:span text:style-name="T6">.</text:span></text:p>
      <text:p text:style-name="P6"/>
      <text:p text:style-name="P7">I forhold til et af kronikkens centrale synspunkter, at overvægtige bliver behandlet anderledes end undervægtige. Her forklarer <text:span text:style-name="T1">Kristine Høeg </text:span>hvordan undervægtighed ikke bliver behandlet som et “anti”-skønhedsideal på samme måde som overvægtighed, derfor beskriver begger tekster skønhedsidealer, men <text:span text:style-name="T1">Kristine Høeg </text:span>forklare også om hvorfor overvægtighed ikke er <text:span text:style-name="T9">et </text:span>sk<text:span text:style-name="T9">ønhedideal.</text:span></text:p>
      <text:p text:style-name="P9"/>
      <text:p text:style-name="P10">Måden overvægtige mennesker bliver udstillet på TV og i medier kan være problematisk, og endda også skadeligt. <text:span text:style-name="T6">Kristine Høeg får argumenteret effektivt, for at overvægtighed skal tages lige så seriøst som undervægtighed, på en forståelig må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53d26" officeooo:paragraph-rsid="00253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mon From Jakobsen 20ia</text:p>
        <text:p text:style-name="MP1">23-04-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11:10:28.932688518</meta:creation-date>
    <dc:date>2023-04-23T22:09:37.441415818</dc:date>
    <meta:editing-duration>PT6H20M46S</meta:editing-duration>
    <meta:editing-cycles>12</meta:editing-cycles>
    <meta:generator>LibreOffice/7.5.2.2$Linux_X86_64 LibreOffice_project/50$Build-2</meta:generator>
    <meta:document-statistic meta:table-count="0" meta:image-count="0" meta:object-count="0" meta:page-count="2" meta:paragraph-count="18" meta:word-count="854" meta:character-count="5774" meta:non-whitespace-character-count="4933"/>
  </office:meta>
</office:document-meta>
</file>